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4763" officeooo:paragraph-rsid="001e4763"/>
    </style:style>
    <style:style style:name="P2" style:family="paragraph" style:parent-style-name="Standard">
      <style:paragraph-properties fo:text-align="center" style:justify-single-word="false"/>
      <style:text-properties fo:font-size="22pt" officeooo:rsid="001e4763" officeooo:paragraph-rsid="001e4763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1e4763" officeooo:paragraph-rsid="001e476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e4763" officeooo:paragraph-rsid="001e476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f13ef" officeooo:paragraph-rsid="001f13ef" style:font-size-asian="10.5pt" style:font-size-complex="12pt"/>
    </style:style>
    <style:style style:name="T1" style:family="text">
      <style:text-properties officeooo:rsid="001f13ef"/>
    </style:style>
    <style:style style:name="T2" style:family="text">
      <style:text-properties officeooo:rsid="001fb8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tividade 1</text:p>
      <text:p text:style-name="P1"/>
      <text:p text:style-name="P1"><text:s/>Hertz é o método utilizado para medir a frequência de ondas eletromagnéticas. Seu nome foi dado em homenagem a um físico alemão que a descobriu e comprovou a sua existência. HZ significa um <text:span text:style-name="T2">c</text:span>iclos por segundo.</text:p>
      <text:p text:style-name="P1"/>
      <text:p text:style-name="P2">Atividade 2</text:p>
      <text:p text:style-name="P3"/>
      <text:p text:style-name="P3"/>
      <text:p text:style-name="P4">Exemplo 1:</text:p>
      <text:p text:style-name="P4"/>
      <text:p text:style-name="P4">Entrada: Ir a cozinha fritar ovos.</text:p>
      <text:p text:style-name="P4"/>
      <text:p text:style-name="P4">Processamento: Pegar a frigideira, óleo e ovos; ligar o fogão; <text:span text:style-name="T1">colocar óleo na frigideira e em seguida após o óleo esquentar os ovos.</text:span></text:p>
      <text:p text:style-name="P4"/>
      <text:p text:style-name="P5">Sucesso: Os ovos saírem no ponto como você queria.</text:p>
      <text:p text:style-name="P5"/>
      <text:p text:style-name="P5">Erro: Os ovos saírem queimados.</text:p>
      <text:p text:style-name="P5"/>
      <text:p text:style-name="P5">Saída Inesperada: Os ovos caírem na frigideira.</text:p>
      <text:p text:style-name="P5"/>
      <text:p text:style-name="P5"/>
      <text:p text:style-name="P5">Exemplo 2</text:p>
      <text:p text:style-name="P5"/>
      <text:p text:style-name="P5">Entrada: Fazer uma ligação.</text:p>
      <text:p text:style-name="P5"/>
      <text:p text:style-name="P5">Processamento: Pegar seu celular; ligar a tela do mesmo; discar o número e ligar.</text:p>
      <text:p text:style-name="P5"/>
      <text:p text:style-name="P5">Sucesso: A pessoa para quem você ligou atender.</text:p>
      <text:p text:style-name="P5"/>
      <text:p text:style-name="P5">Erro: Estar sem sinal no celular.</text:p>
      <text:p text:style-name="P5"/>
      <text:p text:style-name="P5">Saída Inesperada: A pessoa não atend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9T00:11:36.902000000</meta:creation-date>
    <dc:date>2021-09-09T00:34:52.556000000</dc:date>
    <meta:editing-duration>PT45S</meta:editing-duration>
    <meta:editing-cycles>1</meta:editing-cycles>
    <meta:document-statistic meta:table-count="0" meta:image-count="0" meta:object-count="0" meta:page-count="1" meta:paragraph-count="15" meta:word-count="132" meta:character-count="773" meta:non-whitespace-character-count="655"/>
    <meta:generator>LibreOffice/7.0.0.3$Windows_X86_64 LibreOffice_project/8061b3e9204bef6b321a21033174034a5e2ea88e</meta:generator>
  </office:meta>
</office:document-meta>
</file>